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fo:min-height="0.348cm" fo:min-width="1.147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fill-color="#ffff99" draw:textarea-horizontal-align="center" draw:textarea-vertical-align="middle"/>
    </style:style>
    <style:style style:name="gr3" style:family="graphic" style:parent-style-name="standard">
      <style:graphic-properties draw:fill-color="#ffcc9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svg:stroke-width="0.203cm" draw:marker-end="Arrow" draw:marker-end-width="0.609cm" draw:textarea-horizontal-align="center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draw:stroke="dash" draw:stroke-dash="Fine_20_Dashed_20__28_var_29_" svg:stroke-width="0.203cm" draw:textarea-horizontal-align="center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stroke="solid" draw:stroke-dash="Fine_20_Dashed_20__28_var_29_" svg:stroke-width="0.203cm" draw:marker-end="Arrow" draw:marker-end-width="0.609cm" draw:textarea-horizontal-align="center" draw:textarea-vertical-align="middle" fo:padding-top="0.226cm" fo:padding-bottom="0.226cm" fo:padding-left="0.351cm" fo:padding-right="0.351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8.80000019073486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8.80000019073486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ctor" draw:style-name="gr1" draw:text-style-name="P2" draw:layer="layout" svg:width="1.628cm" svg:height="2.989cm" svg:x="1.983cm" svg:y="3.537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Researcher</text:span>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  <draw:ellipse draw:style-name="gr2" draw:text-style-name="P3" draw:layer="layout" svg:width="6.985cm" svg:height="2.54cm" svg:x="4.81cm" svg:y="2.27cm">
          <text:p text:style-name="P3"><text:span text:style-name="T2">Searches </text:span><text:span text:style-name="T2"><text:line-break/></text:span><text:span text:style-name="T2">Adverse Event Reports </text:span></text:p>
          <text:p text:style-name="P3"><text:span text:style-name="T2">for a Drug</text:span></text:p>
        </draw:ellipse>
        <draw:ellipse draw:style-name="gr2" draw:text-style-name="P3" draw:layer="layout" svg:width="5.295cm" svg:height="2.54cm" svg:x="16.66cm" svg:y="12.43cm">
          <text:p text:style-name="P3">Uses Raw Data <text:line-break/>dialog to</text:p>
        </draw:ellipse>
        <draw:ellipse draw:style-name="gr2" draw:text-style-name="P3" draw:layer="layout" svg:width="6.35cm" svg:height="2.54cm" svg:x="10.525cm" svg:y="6.715cm">
          <text:p text:style-name="P3">Clicks spike bar<text:line-break/>to view Tier2<text:line-break/>details</text:p>
        </draw:ellipse>
        <draw:ellipse draw:style-name="gr3" draw:text-style-name="P3" draw:layer="layout" svg:width="3.175cm" svg:height="2.54cm" svg:x="3.54cm" svg:y="9.255cm">
          <text:p text:style-name="P3">Reaction <text:line-break/>type</text:p>
        </draw:ellipse>
        <draw:ellipse draw:style-name="gr3" draw:text-style-name="P3" draw:layer="layout" svg:width="3.174cm" svg:height="2.736cm" svg:x="1.635cm" svg:y="15.409cm">
          <text:p text:style-name="P3">Drug <text:line-break/>delivery <text:line-break/>method</text:p>
        </draw:ellipse>
        <draw:ellipse draw:style-name="gr3" draw:text-style-name="P3" draw:layer="layout" svg:width="2.54cm" svg:height="2.06cm" svg:x="1.635cm" svg:y="11.66cm">
          <text:p text:style-name="P3">Drug <text:line-break/>role</text:p>
        </draw:ellipse>
        <draw:ellipse draw:style-name="gr3" draw:text-style-name="P3" draw:layer="layout" svg:width="3.175cm" svg:height="2.54cm" svg:x="5.445cm" svg:y="17.51cm">
          <text:p text:style-name="P3">Patient's <text:line-break/>sex</text:p>
        </draw:ellipse>
        <draw:ellipse draw:style-name="gr3" draw:text-style-name="P3" draw:layer="layout" svg:width="3.174cm" svg:height="2.54cm" svg:x="11.795cm" svg:y="14.335cm">
          <text:p text:style-name="P3">Patient's <text:line-break/>age</text:p>
        </draw:ellipse>
        <draw:ellipse draw:style-name="gr3" draw:text-style-name="P3" draw:layer="layout" svg:width="3.175cm" svg:height="2.695cm" svg:x="9.255cm" svg:y="16.72cm">
          <text:p text:style-name="P3">Patient's <text:line-break/>weight</text:p>
        </draw:ellipse>
        <draw:circle draw:style-name="gr4" draw:text-style-name="P4" draw:layer="layout" svg:width="2.54cm" svg:height="2.54cm" svg:x="23.225cm" svg:y="12.43cm">
          <text:p text:style-name="P4">Search</text:p>
        </draw:circle>
        <draw:circle draw:style-name="gr4" draw:text-style-name="P4" draw:layer="layout" svg:width="2.54cm" svg:height="2.54cm" svg:x="21.32cm" svg:y="15.605cm">
          <text:p text:style-name="P4">Sort</text:p>
        </draw:circle>
        <draw:circle draw:style-name="gr4" draw:text-style-name="P4" draw:layer="layout" svg:width="2.54cm" svg:height="2.54cm" svg:x="18.145cm" svg:y="16.24cm">
          <text:p text:style-name="P4">Export</text:p>
        </draw:circle>
        <draw:line draw:style-name="gr5" draw:text-style-name="P4" draw:layer="layout" svg:x1="19.415cm" svg:y1="14.97cm" svg:x2="19.415cm" svg:y2="16.24cm">
          <text:p/>
        </draw:line>
        <draw:line draw:style-name="gr5" draw:text-style-name="P4" draw:layer="layout" svg:x1="20.685cm" svg:y1="14.77cm" svg:x2="21.955cm" svg:y2="15.605cm">
          <text:p/>
        </draw:line>
        <draw:line draw:style-name="gr5" draw:text-style-name="P4" draw:layer="layout" svg:x1="21.955cm" svg:y1="13.7cm" svg:x2="23.225cm" svg:y2="13.7cm">
          <text:p/>
        </draw:line>
        <draw:line draw:style-name="gr5" draw:text-style-name="P4" draw:layer="layout" svg:x1="6.08cm" svg:y1="13.065cm" svg:x2="5.445cm" svg:y2="11.795cm">
          <text:p/>
        </draw:line>
        <draw:line draw:style-name="gr5" draw:text-style-name="P4" draw:layer="layout" svg:x1="5.445cm" svg:y1="13.7cm" svg:x2="4.175cm" svg:y2="13.03cm">
          <text:p/>
        </draw:line>
        <draw:line draw:style-name="gr5" draw:text-style-name="P4" draw:layer="layout" svg:x1="5.445cm" svg:y1="15.605cm" svg:x2="4.81cm" svg:y2="16.24cm">
          <text:p/>
        </draw:line>
        <draw:line draw:style-name="gr5" draw:text-style-name="P4" draw:layer="layout" svg:x1="7.35cm" svg:y1="16.24cm" svg:x2="7.35cm" svg:y2="17.51cm">
          <text:p/>
        </draw:line>
        <draw:line draw:style-name="gr5" draw:text-style-name="P4" draw:layer="layout" svg:x1="8.62cm" svg:y1="15.605cm" svg:x2="9.89cm" svg:y2="16.875cm">
          <text:p/>
        </draw:line>
        <draw:line draw:style-name="gr5" draw:text-style-name="P4" draw:layer="layout" svg:x1="10.525cm" svg:y1="14.97cm" svg:x2="11.795cm" svg:y2="15.605cm">
          <text:p/>
        </draw:line>
        <draw:ellipse draw:style-name="gr2" draw:text-style-name="P3" draw:layer="layout" svg:width="6.925cm" svg:height="3.82cm" svg:x="4.235cm" svg:y="12.42cm">
          <text:p text:style-name="P3">Uses Charts <text:line-break/>dialog to view a day's <text:line-break/>adverse events <text:line-break/>grouped by </text:p>
        </draw:ellipse>
        <draw:line draw:style-name="gr6" draw:text-style-name="P4" draw:layer="layout" svg:x1="13.065cm" svg:y1="10.525cm" svg:x2="9.255cm" svg:y2="12.43cm">
          <text:p/>
        </draw:line>
        <draw:line draw:style-name="gr7" draw:text-style-name="P4" draw:layer="layout" svg:x1="13.7cm" svg:y1="9.255cm" svg:x2="13.065cm" svg:y2="10.525cm">
          <text:p/>
        </draw:line>
        <draw:line draw:style-name="gr6" draw:text-style-name="P4" draw:layer="layout" svg:x1="13.065cm" svg:y1="10.525cm" svg:x2="16.875cm" svg:y2="13.065cm">
          <text:p/>
        </draw:line>
        <draw:line draw:style-name="gr8" draw:text-style-name="P4" draw:layer="layout" svg:x1="11.795cm" svg:y1="3.54cm" svg:x2="13.7cm" svg:y2="3.54cm">
          <text:p/>
        </draw:line>
        <draw:line draw:style-name="gr8" draw:text-style-name="P4" draw:layer="layout" svg:x1="16.24cm" svg:y1="4.175cm" svg:x2="14.335cm" svg:y2="6.715cm">
          <text:p/>
        </draw:line>
        <draw:ellipse draw:style-name="gr2" draw:text-style-name="P3" draw:layer="layout" svg:width="6.35cm" svg:height="2.54cm" svg:x="13.7cm" svg:y="2.27cm">
          <text:p text:style-name="P3">Views Tier1<text:line-break/>details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6-24T13:00:39.60</meta:creation-date>
    <dc:date>2015-06-24T13:34:27.85</dc:date>
    <meta:editing-duration>PT1M14S</meta:editing-duration>
    <meta:editing-cycles>1</meta:editing-cycles>
    <meta:document-statistic meta:object-count="29"/>
    <meta:generator>LibreOffice/3.3$Win32 LibreOffice_project/330m19$Build-401</meta:generator>
  </office:meta>
</office:document-meta>
</file>